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auto-grow-height="false" fo:min-height="0.749cm" fo:min-width="0.499cm" fo:padding-top="0.087cm" fo:padding-bottom="0.087cm" fo:padding-left="0.212cm" fo:padding-right="0.212cm" fo:wrap-option="no-wrap"/>
    </style:style>
    <style:style style:name="gr2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cm" draw:marker-start-width="0.279cm" draw:marker-end-width="0.279cm" draw:fill="none" draw:textarea-horizontal-align="center" draw:textarea-vertical-align="middle" draw:auto-grow-height="false" fo:min-height="0.749cm" fo:min-width="0.499cm" fo:padding-top="0.087cm" fo:padding-bottom="0.087cm" fo:padding-left="0.212cm" fo:padding-right="0.212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layer="layout" svg:width="1.281cm" svg:height="1.585cm" svg:x="0.913cm" svg:y="0.4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051.1373976342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path draw:style-name="gr2" draw:text-style-name="P1" draw:layer="layout" svg:width="0.395cm" svg:height="0.11cm" svg:x="0.863cm" svg:y="0.854cm" svg:viewBox="0 0 396 111" svg:d="m0 0c225 0 396 32 396 75 0 13-16 25-45 36">
            <text:p/>
          </draw:path>
          <draw:g>
            <draw:path draw:style-name="gr2" draw:text-style-name="P1" draw:layer="layout" svg:width="0.197cm" svg:height="0.105cm" svg:x="1.061cm" svg:y="1.081cm" svg:viewBox="0 0 198 106" svg:d="m0 0c115 13 185 39 198 70 0 13-18 25-49 36">
              <text:p/>
            </draw:path>
            <draw:path draw:style-name="gr2" draw:text-style-name="P1" draw:layer="layout" svg:width="-0.197cm" svg:height="-0.105cm" svg:x="1.061cm" svg:y="1.081cm" svg:viewBox="0 0 -198 -106" svg:d="m0-2162c63 7 109 19 143 31s55 24 55 39c0 13-18 25-49 36">
              <text:p/>
            </draw:path>
          </draw:g>
          <draw:g>
            <draw:path draw:style-name="gr2" draw:text-style-name="P1" draw:layer="layout" svg:width="0.197cm" svg:height="0.105cm" svg:x="1.061cm" svg:y="1.306cm" svg:viewBox="0 0 198 106" svg:d="m0 0c115 13 185 39 198 70 0 13-18 25-49 36">
              <text:p/>
            </draw:path>
            <draw:path draw:style-name="gr2" draw:text-style-name="P1" draw:layer="layout" svg:width="-0.197cm" svg:height="-0.105cm" svg:x="1.061cm" svg:y="1.306cm" svg:viewBox="0 0 -198 -106" svg:d="m0-2612c63 7 109 19 143 31s55 24 55 39c0 13-18 25-49 36">
              <text:p/>
            </draw:path>
          </draw:g>
          <draw:g>
            <draw:path draw:style-name="gr2" draw:text-style-name="P1" draw:layer="layout" svg:width="0.197cm" svg:height="0.105cm" svg:x="1.061cm" svg:y="1.54cm" svg:viewBox="0 0 198 106" svg:d="m0 0c115 13 185 39 198 70 0 13-18 25-49 36">
              <text:p/>
            </draw:path>
            <draw:path draw:style-name="gr2" draw:text-style-name="P1" draw:layer="layout" svg:width="-0.197cm" svg:height="-0.105cm" svg:x="1.061cm" svg:y="1.54cm" svg:viewBox="0 0 -198 -106" svg:d="m0-3080c63 7 109 19 143 31s55 24 55 39c0 13-18 25-49 36">
              <text:p/>
            </draw:path>
          </draw:g>
          <draw:line draw:style-name="gr3" draw:text-style-name="P1" draw:layer="layout" svg:x1="0.873cm" svg:y1="0.853cm" svg:x2="0.315cm" svg:y2="0.853cm">
            <text:p/>
          </draw:line>
          <draw:line draw:style-name="gr3" draw:text-style-name="P1" draw:layer="layout" svg:x1="0.914cm" svg:y1="1.646cm" svg:x2="0.315cm" svg:y2="1.646cm">
            <text:p/>
          </draw:line>
          <draw:g>
            <draw:path draw:style-name="gr2" draw:text-style-name="P1" draw:layer="layout" svg:width="0.395cm" svg:height="0.11cm" svg:x="1.849cm" svg:y="0.844cm" svg:viewBox="0 0 396 111" svg:d="m396 0c-225 0-396 32-396 75 0 13 16 25 45 36">
              <text:p/>
            </draw:path>
            <draw:g>
              <draw:path draw:style-name="gr2" draw:text-style-name="P1" draw:layer="layout" svg:width="0.197cm" svg:height="0.105cm" svg:x="1.849cm" svg:y="1.071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2.245cm" svg:y="1.071cm" svg:viewBox="0 0 -198 -106" svg:d="m198-2142c-63 7-109 19-143 31s-55 24-55 39c0 13 18 25 49 36">
                <text:p/>
              </draw:path>
            </draw:g>
            <draw:g>
              <draw:path draw:style-name="gr2" draw:text-style-name="P1" draw:layer="layout" svg:width="0.197cm" svg:height="0.105cm" svg:x="1.849cm" svg:y="1.296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2.245cm" svg:y="1.296cm" svg:viewBox="0 0 -198 -106" svg:d="m198-2592c-63 7-109 19-143 31s-55 24-55 39c0 13 18 25 49 36">
                <text:p/>
              </draw:path>
            </draw:g>
            <draw:g>
              <draw:path draw:style-name="gr2" draw:text-style-name="P1" draw:layer="layout" svg:width="0.197cm" svg:height="0.105cm" svg:x="1.849cm" svg:y="1.53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2.245cm" svg:y="1.53cm" svg:viewBox="0 0 -198 -106" svg:d="m198-3060c-63 7-109 19-143 31s-55 24-55 39c0 13 18 25 49 36">
                <text:p/>
              </draw:path>
            </draw:g>
            <draw:line draw:style-name="gr3" draw:text-style-name="P1" draw:layer="layout" svg:x1="2.235cm" svg:y1="0.843cm" svg:x2="2.793cm" svg:y2="0.843cm">
              <text:p/>
            </draw:line>
            <draw:line draw:style-name="gr3" draw:text-style-name="P1" draw:layer="layout" svg:x1="2.194cm" svg:y1="1.636cm" svg:x2="2.793cm" svg:y2="1.636cm">
              <text:p/>
            </draw:line>
          </draw:g>
        </draw:g>
        <draw:g>
          <draw:custom-shape draw:style-name="gr1" draw:layer="layout" svg:width="1.281cm" svg:height="1.585cm" svg:x="3.829cm" svg:y="0.51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051.1373976342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path draw:style-name="gr2" draw:text-style-name="P1" draw:layer="layout" svg:width="0.395cm" svg:height="0.11cm" svg:x="3.779cm" svg:y="0.884cm" svg:viewBox="0 0 396 111" svg:d="m0 0c225 0 396 32 396 75 0 13-16 25-45 36">
            <text:p/>
          </draw:path>
          <draw:g>
            <draw:path draw:style-name="gr2" draw:text-style-name="P1" draw:layer="layout" svg:width="0.197cm" svg:height="0.105cm" svg:x="3.977cm" svg:y="1.111cm" svg:viewBox="0 0 198 106" svg:d="m0 0c115 13 185 39 198 70 0 13-18 25-49 36">
              <text:p/>
            </draw:path>
            <draw:path draw:style-name="gr2" draw:text-style-name="P1" draw:layer="layout" svg:width="-0.197cm" svg:height="-0.105cm" svg:x="3.977cm" svg:y="1.111cm" svg:viewBox="0 0 -198 -106" svg:d="m0-2222c63 7 109 19 143 31s55 24 55 39c0 13-18 25-49 36">
              <text:p/>
            </draw:path>
          </draw:g>
          <draw:g>
            <draw:path draw:style-name="gr2" draw:text-style-name="P1" draw:layer="layout" svg:width="0.197cm" svg:height="0.105cm" svg:x="3.977cm" svg:y="1.336cm" svg:viewBox="0 0 198 106" svg:d="m0 0c115 13 185 39 198 70 0 13-18 25-49 36">
              <text:p/>
            </draw:path>
            <draw:path draw:style-name="gr2" draw:text-style-name="P1" draw:layer="layout" svg:width="-0.197cm" svg:height="-0.105cm" svg:x="3.977cm" svg:y="1.336cm" svg:viewBox="0 0 -198 -106" svg:d="m0-2672c63 7 109 19 143 31s55 24 55 39c0 13-18 25-49 36">
              <text:p/>
            </draw:path>
          </draw:g>
          <draw:g>
            <draw:path draw:style-name="gr2" draw:text-style-name="P1" draw:layer="layout" svg:width="0.197cm" svg:height="0.105cm" svg:x="3.977cm" svg:y="1.57cm" svg:viewBox="0 0 198 106" svg:d="m0 0c115 13 185 39 198 70 0 13-18 25-49 36">
              <text:p/>
            </draw:path>
            <draw:path draw:style-name="gr2" draw:text-style-name="P1" draw:layer="layout" svg:width="-0.197cm" svg:height="-0.105cm" svg:x="3.977cm" svg:y="1.57cm" svg:viewBox="0 0 -198 -106" svg:d="m0-3140c63 7 109 19 143 31s55 24 55 39c0 13-18 25-49 36">
              <text:p/>
            </draw:path>
          </draw:g>
          <draw:line draw:style-name="gr3" draw:text-style-name="P1" draw:layer="layout" svg:x1="3.789cm" svg:y1="0.883cm" svg:x2="3.231cm" svg:y2="0.883cm">
            <text:p/>
          </draw:line>
          <draw:line draw:style-name="gr3" draw:text-style-name="P1" draw:layer="layout" svg:x1="3.83cm" svg:y1="1.676cm" svg:x2="3.231cm" svg:y2="1.676cm">
            <text:p/>
          </draw:line>
          <draw:g>
            <draw:path draw:style-name="gr2" draw:text-style-name="P1" draw:layer="layout" svg:width="0.395cm" svg:height="0.11cm" svg:x="4.765cm" svg:y="0.874cm" svg:viewBox="0 0 396 111" svg:d="m396 0c-225 0-396 32-396 75 0 13 16 25 45 36">
              <text:p/>
            </draw:path>
            <draw:g>
              <draw:path draw:style-name="gr2" draw:text-style-name="P1" draw:layer="layout" svg:width="0.197cm" svg:height="0.105cm" svg:x="4.765cm" svg:y="1.101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5.161cm" svg:y="1.101cm" svg:viewBox="0 0 -198 -106" svg:d="m198-2202c-63 7-109 19-143 31s-55 24-55 39c0 13 18 25 49 36">
                <text:p/>
              </draw:path>
            </draw:g>
            <draw:g>
              <draw:path draw:style-name="gr2" draw:text-style-name="P1" draw:layer="layout" svg:width="0.197cm" svg:height="0.105cm" svg:x="4.765cm" svg:y="1.326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5.161cm" svg:y="1.326cm" svg:viewBox="0 0 -198 -106" svg:d="m198-2652c-63 7-109 19-143 31s-55 24-55 39c0 13 18 25 49 36">
                <text:p/>
              </draw:path>
            </draw:g>
            <draw:g>
              <draw:path draw:style-name="gr2" draw:text-style-name="P1" draw:layer="layout" svg:width="0.197cm" svg:height="0.105cm" svg:x="4.765cm" svg:y="1.56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5.161cm" svg:y="1.56cm" svg:viewBox="0 0 -198 -106" svg:d="m198-3120c-63 7-109 19-143 31s-55 24-55 39c0 13 18 25 49 36">
                <text:p/>
              </draw:path>
            </draw:g>
            <draw:line draw:style-name="gr3" draw:text-style-name="P1" draw:layer="layout" svg:x1="5.151cm" svg:y1="0.873cm" svg:x2="5.709cm" svg:y2="0.873cm">
              <text:p/>
            </draw:line>
            <draw:line draw:style-name="gr3" draw:text-style-name="P1" draw:layer="layout" svg:x1="5.11cm" svg:y1="1.666cm" svg:x2="5.709cm" svg:y2="1.666cm">
              <text:p/>
            </draw:line>
          </draw:g>
        </draw:g>
        <draw:g>
          <draw:custom-shape draw:style-name="gr1" draw:layer="layout" svg:width="1.281cm" svg:height="1.585cm" svg:x="6.725cm" svg:y="0.4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5051.1373976342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path draw:style-name="gr2" draw:text-style-name="P1" draw:layer="layout" svg:width="0.395cm" svg:height="0.11cm" svg:x="6.675cm" svg:y="0.854cm" svg:viewBox="0 0 396 111" svg:d="m0 0c225 0 396 32 396 75 0 13-16 25-45 36">
            <text:p/>
          </draw:path>
          <draw:g>
            <draw:path draw:style-name="gr2" draw:text-style-name="P1" draw:layer="layout" svg:width="0.197cm" svg:height="0.105cm" svg:x="6.873cm" svg:y="1.081cm" svg:viewBox="0 0 198 106" svg:d="m0 0c115 13 185 39 198 70 0 13-18 25-49 36">
              <text:p/>
            </draw:path>
            <draw:path draw:style-name="gr2" draw:text-style-name="P1" draw:layer="layout" svg:width="-0.197cm" svg:height="-0.105cm" svg:x="6.873cm" svg:y="1.081cm" svg:viewBox="0 0 -198 -106" svg:d="m0-2162c63 7 109 19 143 31s55 24 55 39c0 13-18 25-49 36">
              <text:p/>
            </draw:path>
          </draw:g>
          <draw:g>
            <draw:path draw:style-name="gr2" draw:text-style-name="P1" draw:layer="layout" svg:width="0.197cm" svg:height="0.105cm" svg:x="6.873cm" svg:y="1.306cm" svg:viewBox="0 0 198 106" svg:d="m0 0c115 13 185 39 198 70 0 13-18 25-49 36">
              <text:p/>
            </draw:path>
            <draw:path draw:style-name="gr2" draw:text-style-name="P1" draw:layer="layout" svg:width="-0.197cm" svg:height="-0.105cm" svg:x="6.873cm" svg:y="1.306cm" svg:viewBox="0 0 -198 -106" svg:d="m0-2612c63 7 109 19 143 31s55 24 55 39c0 13-18 25-49 36">
              <text:p/>
            </draw:path>
          </draw:g>
          <draw:g>
            <draw:path draw:style-name="gr2" draw:text-style-name="P1" draw:layer="layout" svg:width="0.197cm" svg:height="0.105cm" svg:x="6.873cm" svg:y="1.54cm" svg:viewBox="0 0 198 106" svg:d="m0 0c115 13 185 39 198 70 0 13-18 25-49 36">
              <text:p/>
            </draw:path>
            <draw:path draw:style-name="gr2" draw:text-style-name="P1" draw:layer="layout" svg:width="-0.197cm" svg:height="-0.105cm" svg:x="6.873cm" svg:y="1.54cm" svg:viewBox="0 0 -198 -106" svg:d="m0-3080c63 7 109 19 143 31s55 24 55 39c0 13-18 25-49 36">
              <text:p/>
            </draw:path>
          </draw:g>
          <draw:line draw:style-name="gr3" draw:text-style-name="P1" draw:layer="layout" svg:x1="6.685cm" svg:y1="0.853cm" svg:x2="6.127cm" svg:y2="0.853cm">
            <text:p/>
          </draw:line>
          <draw:line draw:style-name="gr3" draw:text-style-name="P1" draw:layer="layout" svg:x1="6.726cm" svg:y1="1.646cm" svg:x2="6.127cm" svg:y2="1.646cm">
            <text:p/>
          </draw:line>
          <draw:g>
            <draw:path draw:style-name="gr2" draw:text-style-name="P1" draw:layer="layout" svg:width="0.395cm" svg:height="0.11cm" svg:x="7.661cm" svg:y="0.844cm" svg:viewBox="0 0 396 111" svg:d="m396 0c-225 0-396 32-396 75 0 13 16 25 45 36">
              <text:p/>
            </draw:path>
            <draw:g>
              <draw:path draw:style-name="gr2" draw:text-style-name="P1" draw:layer="layout" svg:width="0.197cm" svg:height="0.105cm" svg:x="7.661cm" svg:y="1.071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8.057cm" svg:y="1.071cm" svg:viewBox="0 0 -198 -106" svg:d="m198-2142c-63 7-109 19-143 31s-55 24-55 39c0 13 18 25 49 36">
                <text:p/>
              </draw:path>
            </draw:g>
            <draw:g>
              <draw:path draw:style-name="gr2" draw:text-style-name="P1" draw:layer="layout" svg:width="0.197cm" svg:height="0.105cm" svg:x="7.661cm" svg:y="1.296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8.057cm" svg:y="1.296cm" svg:viewBox="0 0 -198 -106" svg:d="m198-2592c-63 7-109 19-143 31s-55 24-55 39c0 13 18 25 49 36">
                <text:p/>
              </draw:path>
            </draw:g>
            <draw:g>
              <draw:path draw:style-name="gr2" draw:text-style-name="P1" draw:layer="layout" svg:width="0.197cm" svg:height="0.105cm" svg:x="7.661cm" svg:y="1.53cm" svg:viewBox="0 0 198 106" svg:d="m198 0c-115 13-185 39-198 70 0 13 18 25 49 36">
                <text:p/>
              </draw:path>
              <draw:path draw:style-name="gr2" draw:text-style-name="P1" draw:layer="layout" svg:width="-0.197cm" svg:height="-0.105cm" svg:x="8.057cm" svg:y="1.53cm" svg:viewBox="0 0 -198 -106" svg:d="m198-3060c-63 7-109 19-143 31s-55 24-55 39c0 13 18 25 49 36">
                <text:p/>
              </draw:path>
            </draw:g>
            <draw:line draw:style-name="gr3" draw:text-style-name="P1" draw:layer="layout" svg:x1="8.047cm" svg:y1="0.843cm" svg:x2="8.605cm" svg:y2="0.843cm">
              <text:p/>
            </draw:line>
            <draw:line draw:style-name="gr3" draw:text-style-name="P1" draw:layer="layout" svg:x1="8.006cm" svg:y1="1.636cm" svg:x2="8.605cm" svg:y2="1.636cm">
              <text:p/>
            </draw:line>
          </draw:g>
        </draw:g>
        <draw:frame draw:style-name="gr4" draw:layer="layout" svg:width="0.644cm" svg:height="0.444cm" svg:x="0.141cm" svg:y="1.0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644cm" svg:height="0.444cm" svg:x="3.054cm" svg:y="0.9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677cm" svg:height="0.444cm" svg:x="2.237cm" svg:y="1.0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677cm" svg:height="0.444cm" svg:x="5.228cm" svg:y="0.99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644cm" svg:height="0.444cm" svg:x="6.044cm" svg:y="0.98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77cm" svg:height="0.444cm" svg:x="8.07cm" svg:y="0.9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5" draw:text-style-name="P1" draw:id="id2" draw:layer="layout" svg:width="2.255cm" svg:height="2.518cm" svg:x="2.469cm" svg:y="2.621cm" svg:viewBox="0 0 2256 2519" svg:d="m0 0h986 284 986v2519h-986-284-986zm288-2231v1942h693v-1942zm293 0v1942h693v-1942z">
          <draw:glue-point draw:id="4" svg:x="5.004cm" svg:y="-4.231cm"/>
          <text:p/>
        </draw:path>
        <draw:frame draw:style-name="gr4" draw:layer="layout" svg:width="0.644cm" svg:height="0.444cm" svg:x="1.809cm" svg:y="4.08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677cm" svg:height="0.444cm" svg:x="1.779cm" svg:y="3.1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644cm" svg:height="0.444cm" svg:x="2.805cm" svg:y="4.11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677cm" svg:height="0.444cm" svg:x="2.774cm" svg:y="3.17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644cm" svg:height="0.444cm" svg:x="3.766cm" svg:y="4.11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77cm" svg:height="0.444cm" svg:x="3.729cm" svg:y="3.17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2" draw:id="id1" draw:layer="layout" svg:width="3.326cm" svg:height="1.571cm" svg:x="5.212cm" svg:y="3.281cm">
          <draw:text-box>
            <text:p><text:span text:style-name="T1">ایک ہی مرکز پر تین</text:span></text:p>
            <text:p><text:span text:style-name="T1"><text:s/></text:span><text:span text:style-name="T1">دور کا ٹرانسفارمر</text:span></text:p>
          </draw:text-box>
        </draw:frame>
        <draw:g>
          <draw:path draw:style-name="gr2" draw:text-style-name="P1" draw:layer="layout" svg:width="0.395cm" svg:height="0.087cm" svg:x="2.409cm" svg:y="3.119cm" svg:viewBox="0 0 396 88" svg:d="m0 0c225 0 396 25 396 60 0 10-16 19-45 28">
            <text:p/>
          </draw:path>
          <draw:g>
            <draw:path draw:style-name="gr2" draw:text-style-name="P1" draw:layer="layout" svg:width="0.197cm" svg:height="0.083cm" svg:x="2.607cm" svg:y="3.299cm" svg:viewBox="0 0 198 84" svg:d="m0 0c115 11 185 31 198 56 0 10-18 19-49 28">
              <text:p/>
            </draw:path>
            <draw:path draw:style-name="gr2" draw:text-style-name="P1" draw:layer="layout" svg:width="-0.197cm" svg:height="-0.083cm" svg:x="2.607cm" svg:y="3.299cm" svg:viewBox="0 0 -198 -84" svg:d="m0-6598c63 5 109 15 143 24s55 19 55 31c0 11-18 20-49 29">
              <text:p/>
            </draw:path>
          </draw:g>
          <draw:g>
            <draw:path draw:style-name="gr2" draw:text-style-name="P1" draw:layer="layout" svg:width="0.197cm" svg:height="0.083cm" svg:x="2.607cm" svg:y="3.478cm" svg:viewBox="0 0 198 84" svg:d="m0 0c115 11 185 31 198 56 0 10-18 19-49 28">
              <text:p/>
            </draw:path>
            <draw:path draw:style-name="gr2" draw:text-style-name="P1" draw:layer="layout" svg:width="-0.197cm" svg:height="-0.083cm" svg:x="2.607cm" svg:y="3.478cm" svg:viewBox="0 0 -198 -84" svg:d="m0-6956c63 6 109 15 143 25s55 19 55 31c0 10-18 20-49 28">
              <text:p/>
            </draw:path>
          </draw:g>
          <draw:g>
            <draw:path draw:style-name="gr2" draw:text-style-name="P1" draw:layer="layout" svg:width="0.197cm" svg:height="0.083cm" svg:x="2.607cm" svg:y="3.664cm" svg:viewBox="0 0 198 84" svg:d="m0 0c115 11 185 31 198 56 0 10-18 19-49 28">
              <text:p/>
            </draw:path>
            <draw:path draw:style-name="gr2" draw:text-style-name="P1" draw:layer="layout" svg:width="-0.197cm" svg:height="-0.083cm" svg:x="2.607cm" svg:y="3.664cm" svg:viewBox="0 0 -198 -84" svg:d="m0-7328c63 6 109 16 143 25s55 19 55 31c0 10-18 20-49 29">
              <text:p/>
            </draw:path>
          </draw:g>
          <draw:line draw:style-name="gr3" draw:text-style-name="P1" draw:layer="layout" svg:x1="2.419cm" svg:y1="3.118cm" svg:x2="2.115cm" svg:y2="3.119cm">
            <text:p/>
          </draw:line>
          <draw:line draw:style-name="gr3" draw:text-style-name="P1" draw:layer="layout" svg:x1="2.46cm" svg:y1="3.748cm" svg:x2="2.135cm" svg:y2="3.748cm">
            <text:p/>
          </draw:line>
        </draw:g>
        <draw:g>
          <draw:path draw:style-name="gr2" draw:text-style-name="P1" draw:layer="layout" svg:width="0.395cm" svg:height="0.087cm" svg:x="3.393cm" svg:y="3.119cm" svg:viewBox="0 0 396 88" svg:d="m0 0c225 0 396 25 396 60 0 10-16 19-45 28">
            <text:p/>
          </draw:path>
          <draw:g>
            <draw:path draw:style-name="gr2" draw:text-style-name="P1" draw:layer="layout" svg:width="0.197cm" svg:height="0.083cm" svg:x="3.591cm" svg:y="3.299cm" svg:viewBox="0 0 198 84" svg:d="m0 0c115 11 185 31 198 56 0 10-18 19-49 28">
              <text:p/>
            </draw:path>
            <draw:path draw:style-name="gr2" draw:text-style-name="P1" draw:layer="layout" svg:width="-0.197cm" svg:height="-0.083cm" svg:x="3.591cm" svg:y="3.299cm" svg:viewBox="0 0 -198 -84" svg:d="m0-6598c63 5 109 15 143 24s55 19 55 31c0 11-18 20-49 29">
              <text:p/>
            </draw:path>
          </draw:g>
          <draw:g>
            <draw:path draw:style-name="gr2" draw:text-style-name="P1" draw:layer="layout" svg:width="0.197cm" svg:height="0.083cm" svg:x="3.591cm" svg:y="3.478cm" svg:viewBox="0 0 198 84" svg:d="m0 0c115 11 185 31 198 56 0 10-18 19-49 28">
              <text:p/>
            </draw:path>
            <draw:path draw:style-name="gr2" draw:text-style-name="P1" draw:layer="layout" svg:width="-0.197cm" svg:height="-0.083cm" svg:x="3.591cm" svg:y="3.478cm" svg:viewBox="0 0 -198 -84" svg:d="m0-6956c63 6 109 15 143 25s55 19 55 31c0 10-18 20-49 28">
              <text:p/>
            </draw:path>
          </draw:g>
          <draw:g>
            <draw:path draw:style-name="gr2" draw:text-style-name="P1" draw:layer="layout" svg:width="0.197cm" svg:height="0.083cm" svg:x="3.591cm" svg:y="3.664cm" svg:viewBox="0 0 198 84" svg:d="m0 0c115 11 185 31 198 56 0 10-18 19-49 28">
              <text:p/>
            </draw:path>
            <draw:path draw:style-name="gr2" draw:text-style-name="P1" draw:layer="layout" svg:width="-0.197cm" svg:height="-0.083cm" svg:x="3.591cm" svg:y="3.664cm" svg:viewBox="0 0 -198 -84" svg:d="m0-7328c63 6 109 16 143 25s55 19 55 31c0 10-18 20-49 29">
              <text:p/>
            </draw:path>
          </draw:g>
          <draw:line draw:style-name="gr3" draw:text-style-name="P1" draw:layer="layout" svg:x1="3.403cm" svg:y1="3.118cm" svg:x2="3.099cm" svg:y2="3.119cm">
            <text:p/>
          </draw:line>
          <draw:line draw:style-name="gr3" draw:text-style-name="P1" draw:layer="layout" svg:x1="3.444cm" svg:y1="3.748cm" svg:x2="3.119cm" svg:y2="3.748cm">
            <text:p/>
          </draw:line>
        </draw:g>
        <draw:g>
          <draw:path draw:style-name="gr2" draw:text-style-name="P1" draw:layer="layout" svg:width="0.395cm" svg:height="0.087cm" svg:x="4.379cm" svg:y="3.119cm" svg:viewBox="0 0 396 88" svg:d="m0 0c225 0 396 25 396 60 0 10-16 19-45 28">
            <text:p/>
          </draw:path>
          <draw:g>
            <draw:path draw:style-name="gr2" draw:text-style-name="P1" draw:layer="layout" svg:width="0.197cm" svg:height="0.083cm" svg:x="4.577cm" svg:y="3.299cm" svg:viewBox="0 0 198 84" svg:d="m0 0c115 11 185 31 198 56 0 10-18 19-49 28">
              <text:p/>
            </draw:path>
            <draw:path draw:style-name="gr2" draw:text-style-name="P1" draw:layer="layout" svg:width="-0.197cm" svg:height="-0.083cm" svg:x="4.577cm" svg:y="3.299cm" svg:viewBox="0 0 -198 -84" svg:d="m0-6598c63 5 109 15 143 24s55 19 55 31c0 11-18 20-49 29">
              <text:p/>
            </draw:path>
          </draw:g>
          <draw:g>
            <draw:path draw:style-name="gr2" draw:text-style-name="P1" draw:layer="layout" svg:width="0.197cm" svg:height="0.083cm" svg:x="4.577cm" svg:y="3.478cm" svg:viewBox="0 0 198 84" svg:d="m0 0c115 11 185 31 198 56 0 10-18 19-49 28">
              <text:p/>
            </draw:path>
            <draw:path draw:style-name="gr2" draw:text-style-name="P1" draw:layer="layout" svg:width="-0.197cm" svg:height="-0.083cm" svg:x="4.577cm" svg:y="3.478cm" svg:viewBox="0 0 -198 -84" svg:d="m0-6956c63 6 109 15 143 25s55 19 55 31c0 10-18 20-49 28">
              <text:p/>
            </draw:path>
          </draw:g>
          <draw:g>
            <draw:path draw:style-name="gr2" draw:text-style-name="P1" draw:layer="layout" svg:width="0.197cm" svg:height="0.083cm" svg:x="4.577cm" svg:y="3.664cm" svg:viewBox="0 0 198 84" svg:d="m0 0c115 11 185 31 198 56 0 10-18 19-49 28">
              <text:p/>
            </draw:path>
            <draw:path draw:style-name="gr2" draw:text-style-name="P1" draw:layer="layout" svg:width="-0.197cm" svg:height="-0.083cm" svg:x="4.577cm" svg:y="3.664cm" svg:viewBox="0 0 -198 -84" svg:d="m0-7328c63 6 109 16 143 25s55 19 55 31c0 10-18 20-49 29">
              <text:p/>
            </draw:path>
          </draw:g>
          <draw:line draw:style-name="gr3" draw:text-style-name="P1" draw:layer="layout" svg:x1="4.389cm" svg:y1="3.118cm" svg:x2="4.085cm" svg:y2="3.119cm">
            <text:p/>
          </draw:line>
          <draw:line draw:style-name="gr3" draw:text-style-name="P1" draw:layer="layout" svg:x1="4.43cm" svg:y1="3.748cm" svg:x2="4.105cm" svg:y2="3.748cm">
            <text:p/>
          </draw:line>
        </draw:g>
        <draw:g>
          <draw:path draw:style-name="gr2" draw:text-style-name="P1" draw:layer="layout" svg:width="0.395cm" svg:height="0.087cm" svg:x="2.418cm" svg:y="4.033cm" svg:viewBox="0 0 396 88" svg:d="m0 0c225 0 396 25 396 60 0 10-16 19-45 28">
            <text:p/>
          </draw:path>
          <draw:g>
            <draw:path draw:style-name="gr2" draw:text-style-name="P1" draw:layer="layout" svg:width="0.197cm" svg:height="0.083cm" svg:x="2.616cm" svg:y="4.213cm" svg:viewBox="0 0 198 84" svg:d="m0 0c115 11 185 31 198 56 0 10-18 19-49 28">
              <text:p/>
            </draw:path>
            <draw:path draw:style-name="gr2" draw:text-style-name="P1" draw:layer="layout" svg:width="-0.197cm" svg:height="-0.083cm" svg:x="2.616cm" svg:y="4.213cm" svg:viewBox="0 0 -198 -84" svg:d="m0-8426c63 5 109 15 143 24s55 19 55 31c0 11-18 20-49 29">
              <text:p/>
            </draw:path>
          </draw:g>
          <draw:g>
            <draw:path draw:style-name="gr2" draw:text-style-name="P1" draw:layer="layout" svg:width="0.197cm" svg:height="0.083cm" svg:x="2.616cm" svg:y="4.392cm" svg:viewBox="0 0 198 84" svg:d="m0 0c115 11 185 31 198 56 0 10-18 19-49 28">
              <text:p/>
            </draw:path>
            <draw:path draw:style-name="gr2" draw:text-style-name="P1" draw:layer="layout" svg:width="-0.197cm" svg:height="-0.083cm" svg:x="2.616cm" svg:y="4.392cm" svg:viewBox="0 0 -198 -84" svg:d="m0-8784c63 6 109 15 143 25s55 19 55 31c0 10-18 20-49 28">
              <text:p/>
            </draw:path>
          </draw:g>
          <draw:g>
            <draw:path draw:style-name="gr2" draw:text-style-name="P1" draw:layer="layout" svg:width="0.197cm" svg:height="0.083cm" svg:x="2.616cm" svg:y="4.578cm" svg:viewBox="0 0 198 84" svg:d="m0 0c115 11 185 31 198 56 0 10-18 19-49 28">
              <text:p/>
            </draw:path>
            <draw:path draw:style-name="gr2" draw:text-style-name="P1" draw:layer="layout" svg:width="-0.197cm" svg:height="-0.083cm" svg:x="2.616cm" svg:y="4.578cm" svg:viewBox="0 0 -198 -84" svg:d="m0-9156c63 6 109 16 143 25s55 19 55 31c0 10-18 20-49 29">
              <text:p/>
            </draw:path>
          </draw:g>
          <draw:line draw:style-name="gr3" draw:text-style-name="P1" draw:layer="layout" svg:x1="2.428cm" svg:y1="4.032cm" svg:x2="2.124cm" svg:y2="4.033cm">
            <text:p/>
          </draw:line>
          <draw:line draw:style-name="gr3" draw:text-style-name="P1" draw:layer="layout" svg:x1="2.469cm" svg:y1="4.662cm" svg:x2="2.144cm" svg:y2="4.662cm">
            <text:p/>
          </draw:line>
        </draw:g>
        <draw:g>
          <draw:path draw:style-name="gr2" draw:text-style-name="P1" draw:layer="layout" svg:width="0.395cm" svg:height="0.087cm" svg:x="3.393cm" svg:y="4.033cm" svg:viewBox="0 0 396 88" svg:d="m0 0c225 0 396 25 396 60 0 10-16 19-45 28">
            <text:p/>
          </draw:path>
          <draw:g>
            <draw:path draw:style-name="gr2" draw:text-style-name="P1" draw:layer="layout" svg:width="0.197cm" svg:height="0.083cm" svg:x="3.591cm" svg:y="4.213cm" svg:viewBox="0 0 198 84" svg:d="m0 0c115 11 185 31 198 56 0 10-18 19-49 28">
              <text:p/>
            </draw:path>
            <draw:path draw:style-name="gr2" draw:text-style-name="P1" draw:layer="layout" svg:width="-0.197cm" svg:height="-0.083cm" svg:x="3.591cm" svg:y="4.213cm" svg:viewBox="0 0 -198 -84" svg:d="m0-8426c63 5 109 15 143 24s55 19 55 31c0 11-18 20-49 29">
              <text:p/>
            </draw:path>
          </draw:g>
          <draw:g>
            <draw:path draw:style-name="gr2" draw:text-style-name="P1" draw:layer="layout" svg:width="0.197cm" svg:height="0.083cm" svg:x="3.591cm" svg:y="4.392cm" svg:viewBox="0 0 198 84" svg:d="m0 0c115 11 185 31 198 56 0 10-18 19-49 28">
              <text:p/>
            </draw:path>
            <draw:path draw:style-name="gr2" draw:text-style-name="P1" draw:layer="layout" svg:width="-0.197cm" svg:height="-0.083cm" svg:x="3.591cm" svg:y="4.392cm" svg:viewBox="0 0 -198 -84" svg:d="m0-8784c63 6 109 15 143 25s55 19 55 31c0 10-18 20-49 28">
              <text:p/>
            </draw:path>
          </draw:g>
          <draw:g>
            <draw:path draw:style-name="gr2" draw:text-style-name="P1" draw:layer="layout" svg:width="0.197cm" svg:height="0.083cm" svg:x="3.591cm" svg:y="4.578cm" svg:viewBox="0 0 198 84" svg:d="m0 0c115 11 185 31 198 56 0 10-18 19-49 28">
              <text:p/>
            </draw:path>
            <draw:path draw:style-name="gr2" draw:text-style-name="P1" draw:layer="layout" svg:width="-0.197cm" svg:height="-0.083cm" svg:x="3.591cm" svg:y="4.578cm" svg:viewBox="0 0 -198 -84" svg:d="m0-9156c63 6 109 16 143 25s55 19 55 31c0 10-18 20-49 29">
              <text:p/>
            </draw:path>
          </draw:g>
          <draw:line draw:style-name="gr3" draw:text-style-name="P1" draw:layer="layout" svg:x1="3.403cm" svg:y1="4.032cm" svg:x2="3.099cm" svg:y2="4.033cm">
            <text:p/>
          </draw:line>
          <draw:line draw:style-name="gr3" draw:text-style-name="P1" draw:layer="layout" svg:x1="3.444cm" svg:y1="4.662cm" svg:x2="3.119cm" svg:y2="4.662cm">
            <text:p/>
          </draw:line>
        </draw:g>
        <draw:g>
          <draw:path draw:style-name="gr2" draw:text-style-name="P1" draw:layer="layout" svg:width="0.395cm" svg:height="0.087cm" svg:x="4.37cm" svg:y="4.044cm" svg:viewBox="0 0 396 88" svg:d="m0 0c225 0 396 25 396 60 0 10-16 19-45 28">
            <text:p/>
          </draw:path>
          <draw:g>
            <draw:path draw:style-name="gr2" draw:text-style-name="P1" draw:layer="layout" svg:width="0.197cm" svg:height="0.083cm" svg:x="4.568cm" svg:y="4.224cm" svg:viewBox="0 0 198 84" svg:d="m0 0c115 11 185 31 198 56 0 10-18 19-49 28">
              <text:p/>
            </draw:path>
            <draw:path draw:style-name="gr2" draw:text-style-name="P1" draw:layer="layout" svg:width="-0.197cm" svg:height="-0.083cm" svg:x="4.568cm" svg:y="4.224cm" svg:viewBox="0 0 -198 -84" svg:d="m0-8448c63 5 109 15 143 24s55 19 55 31c0 11-18 20-49 29">
              <text:p/>
            </draw:path>
          </draw:g>
          <draw:g>
            <draw:path draw:style-name="gr2" draw:text-style-name="P1" draw:layer="layout" svg:width="0.197cm" svg:height="0.083cm" svg:x="4.568cm" svg:y="4.403cm" svg:viewBox="0 0 198 84" svg:d="m0 0c115 11 185 31 198 56 0 10-18 19-49 28">
              <text:p/>
            </draw:path>
            <draw:path draw:style-name="gr2" draw:text-style-name="P1" draw:layer="layout" svg:width="-0.197cm" svg:height="-0.083cm" svg:x="4.568cm" svg:y="4.403cm" svg:viewBox="0 0 -198 -84" svg:d="m0-8806c63 6 109 15 143 25s55 19 55 31c0 10-18 20-49 28">
              <text:p/>
            </draw:path>
          </draw:g>
          <draw:g>
            <draw:path draw:style-name="gr2" draw:text-style-name="P1" draw:layer="layout" svg:width="0.197cm" svg:height="0.083cm" svg:x="4.568cm" svg:y="4.589cm" svg:viewBox="0 0 198 84" svg:d="m0 0c115 11 185 31 198 56 0 10-18 19-49 28">
              <text:p/>
            </draw:path>
            <draw:path draw:style-name="gr2" draw:text-style-name="P1" draw:layer="layout" svg:width="-0.197cm" svg:height="-0.083cm" svg:x="4.568cm" svg:y="4.589cm" svg:viewBox="0 0 -198 -84" svg:d="m0-9178c63 6 109 16 143 25s55 19 55 31c0 10-18 20-49 29">
              <text:p/>
            </draw:path>
          </draw:g>
          <draw:line draw:style-name="gr3" draw:text-style-name="P1" draw:layer="layout" svg:x1="4.38cm" svg:y1="4.043cm" svg:x2="4.076cm" svg:y2="4.044cm">
            <text:p/>
          </draw:line>
          <draw:line draw:style-name="gr3" draw:text-style-name="P1" draw:layer="layout" svg:x1="4.421cm" svg:y1="4.673cm" svg:x2="4.096cm" svg:y2="4.673cm">
            <text:p/>
          </draw:line>
        </draw:g>
        <draw:connector draw:style-name="gr7" draw:text-style-name="P1" draw:layer="layout" draw:type="curve" svg:x1="6.875cm" svg:y1="3.281cm" svg:x2="4.725cm" svg:y2="2.815cm" draw:start-shape="id1" draw:start-glue-point="0" draw:end-shape="id2" draw:end-glue-point="4" svg:d="m6875 3281c0-311-716-466-2150-466">
          <text:p/>
        </draw:connector>
        <draw:frame draw:style-name="gr6" draw:text-style-name="P2" draw:layer="layout" svg:width="1.078cm" svg:height="0.911cm" svg:x="0.365cm" svg:y="1.913cm">
          <draw:text-box>
            <text:p><text:span text:style-name="T1">الف</text:span></text:p>
          </draw:text-box>
          <draw:glue-point draw:id="4" svg:x="-0.255cm" svg:y="-2.215cm"/>
        </draw:frame>
        <draw:frame draw:style-name="gr6" draw:text-style-name="P2" draw:layer="layout" svg:width="0.714cm" svg:height="0.911cm" svg:x="0.518cm" svg:y="4.175cm">
          <draw:text-box>
            <text:p><text:span text:style-name="T1">با</text:span></text:p>
          </draw:text-box>
          <draw:glue-point draw:id="4" svg:x="-0.255cm" svg:y="-2.215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1$Linux OpenOffice.org_project/310m19$Build-9420</meta:generator>
    <dc:date>2011-08-10T19:34:37</dc:date>
    <dc:creator>khalid khan</dc:creator>
    <meta:editing-duration>PT00H33M42S</meta:editing-duration>
    <meta:editing-cycles>1</meta:editing-cycles>
    <meta:document-statistic meta:object-count="17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i1</math:mi>
    </math:msub>
    <math:annotation math:encoding="StarMath 5.0">V_i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s2</math:mi>
    </math:msub>
    <math:annotation math:encoding="StarMath 5.0">V_s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i3</math:mi>
    </math:msub>
    <math:annotation math:encoding="StarMath 5.0">V_i3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s3</math:mi>
    </math:msub>
    <math:annotation math:encoding="StarMath 5.0">V_s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i2</math:mi>
    </math:msub>
    <math:annotation math:encoding="StarMath 5.0">V_i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s1</math:mi>
    </math:msub>
    <math:annotation math:encoding="StarMath 5.0">V_s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s2</math:mi>
    </math:msub>
    <math:annotation math:encoding="StarMath 5.0">V_s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i3</math:mi>
    </math:msub>
    <math:annotation math:encoding="StarMath 5.0">V_i3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s3</math:mi>
    </math:msub>
    <math:annotation math:encoding="StarMath 5.0">V_s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i1</math:mi>
    </math:msub>
    <math:annotation math:encoding="StarMath 5.0">V_{i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s1</math:mi>
    </math:msub>
    <math:annotation math:encoding="StarMath 5.0">V_{s1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i2</math:mi>
    </math:msub>
    <math:annotation math:encoding="StarMath 5.0">V_i2</math:annotation>
  </math:semantics>
</math:math>
</file>